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2.4661in"/>
    </style:style>
    <style:style style:name="co4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shape of matrix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ime(s)</text:p>
          </table:table-cell>
          <table:table-cell table:number-columns-repeated="6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9.663381206337362e-14</text:p>
          </table:table-cell>
          <table:table-cell office:value-type="string" calcext:value-type="string">
            <text:p>0.0010257999999999999</text:p>
          </table:table-cell>
          <table:table-cell table:number-columns-repeated="6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2.160049916710705e-13</text:p>
          </table:table-cell>
          <table:table-cell office:value-type="string" calcext:value-type="string">
            <text:p>0.0024915999999999996</text:p>
          </table:table-cell>
          <table:table-cell table:number-columns-repeated="6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3.0127011996228247e-13</text:p>
          </table:table-cell>
          <table:table-cell office:value-type="string" calcext:value-type="string">
            <text:p>0.0027328</text:p>
          </table:table-cell>
          <table:table-cell table:number-columns-repeated="6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3.296918293926865e-13</text:p>
          </table:table-cell>
          <table:table-cell office:value-type="string" calcext:value-type="string">
            <text:p>0.0044246</text:p>
          </table:table-cell>
          <table:table-cell table:number-columns-repeated="6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7.275957614183426e-13</text:p>
          </table:table-cell>
          <table:table-cell office:value-type="string" calcext:value-type="string">
            <text:p>0.0083574</text:p>
          </table:table-cell>
          <table:table-cell table:number-columns-repeated="61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8.07176547823474e-13</text:p>
          </table:table-cell>
          <table:table-cell office:value-type="string" calcext:value-type="string">
            <text:p>0.010416799999999995</text:p>
          </table:table-cell>
          <table:table-cell table:number-columns-repeated="61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8.86757334228605e-13</text:p>
          </table:table-cell>
          <table:table-cell office:value-type="string" calcext:value-type="string">
            <text:p>0.0170952</text:p>
          </table:table-cell>
          <table:table-cell table:number-columns-repeated="61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9.436007530894131e-13</text:p>
          </table:table-cell>
          <table:table-cell office:value-type="string" calcext:value-type="string">
            <text:p>0.021426200000000006</text:p>
          </table:table-cell>
          <table:table-cell table:number-columns-repeated="61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1.0231815394945443e-12</text:p>
          </table:table-cell>
          <table:table-cell office:value-type="string" calcext:value-type="string">
            <text:p>0.029141600000000007</text:p>
          </table:table-cell>
          <table:table-cell table:number-columns-repeated="61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1.9326762412674725e-12</text:p>
          </table:table-cell>
          <table:table-cell office:value-type="string" calcext:value-type="string">
            <text:p>0.03973679999999998</text:p>
          </table:table-cell>
          <table:table-cell table:number-columns-repeated="61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2.205524651799351e-12</text:p>
          </table:table-cell>
          <table:table-cell office:value-type="string" calcext:value-type="string">
            <text:p>0.05183319999999999</text:p>
          </table:table-cell>
          <table:table-cell table:number-columns-repeated="61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2.160049916710705e-12</text:p>
          </table:table-cell>
          <table:table-cell office:value-type="string" calcext:value-type="string">
            <text:p>0.06481059999999998</text:p>
          </table:table-cell>
          <table:table-cell table:number-columns-repeated="61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2.5238477974198758e-12</text:p>
          </table:table-cell>
          <table:table-cell office:value-type="string" calcext:value-type="string">
            <text:p>0.08193139999999996</text:p>
          </table:table-cell>
          <table:table-cell table:number-columns-repeated="61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2.546585164964199e-12</text:p>
          </table:table-cell>
          <table:table-cell office:value-type="string" calcext:value-type="string">
            <text:p>0.10656639999999999</text:p>
          </table:table-cell>
          <table:table-cell table:number-columns-repeated="61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2.546585164964199e-12</text:p>
          </table:table-cell>
          <table:table-cell office:value-type="string" calcext:value-type="string">
            <text:p>0.13585380000000002</text:p>
          </table:table-cell>
          <table:table-cell table:number-columns-repeated="61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2.8194335754960776e-12</text:p>
          </table:table-cell>
          <table:table-cell office:value-type="string" calcext:value-type="string">
            <text:p>0.1473749999999999</text:p>
          </table:table-cell>
          <table:table-cell table:number-columns-repeated="61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2.864908310584724e-12</text:p>
          </table:table-cell>
          <table:table-cell office:value-type="string" calcext:value-type="string">
            <text:p>0.1761706</text:p>
          </table:table-cell>
          <table:table-cell table:number-columns-repeated="61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office:value-type="string" calcext:value-type="string">
            <text:p>2.9331204132176936e-12</text:p>
          </table:table-cell>
          <table:table-cell office:value-type="string" calcext:value-type="string">
            <text:p>0.21353879999999997</text:p>
          </table:table-cell>
          <table:table-cell table:number-columns-repeated="61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3.296918293926865e-12</text:p>
          </table:table-cell>
          <table:table-cell office:value-type="string" calcext:value-type="string">
            <text:p>0.2438204</text:p>
          </table:table-cell>
          <table:table-cell table:number-columns-repeated="61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6:11:28</meta:creation-date>
    <dc:date>2021-05-12T01:35:49.884969640</dc:date>
    <meta:generator>LibreOffice/6.4.7.2$Linux_X86_64 LibreOffice_project/40$Build-2</meta:generator>
    <meta:editing-duration>PT35S</meta:editing-duration>
    <meta:editing-cycles>1</meta:editing-cycles>
    <meta:document-statistic meta:table-count="1" meta:cell-count="6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